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co1" style:family="table-column">
      <style:table-column-properties style:column-width="14.359cm" style:use-optimal-column-width="false"/>
    </style:style>
    <style:style style:name="co2" style:family="table-column">
      <style:table-column-properties style:column-width="12.585cm" style:use-optimal-column-width="false"/>
    </style:style>
    <style:style style:name="ro1" style:family="table-row">
      <style:table-row-properties style:row-height="2.679cm"/>
    </style:style>
    <style:style style:name="ro2" style:family="table-row">
      <style:table-row-properties style:row-height="1.83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0xG00 O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ecause hexadecimal was too simp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0xG00 OS from orbi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Designed for the 8086 architecture (16 bit x86)</text:p>
                <text:p/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0xG00 OS from orbi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Designed for the 8086 architecture (16 bit x86)</text:p>
              </text:list-header>
              <text:list-item>
                <text:p/>
              </text:list-item>
              <text:list-item>
                <text:p>Compiles under bcc (Bruce’s C Compiler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Kernel Featu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Filesystem:</text:span></text:p>
              </text:list-item>
            </text:list>
            <text:list text:style-name="L4">
              <text:list-item>
                <text:p><text:span text:style-name="T2"><text:s/></text:span><text:span text:style-name="T2">Proper tree directory structure.</text:span></text:p>
                <text:list>
                  <text:list-item>
                    <text:p><text:span text:style-name="T2"><text:s/></text:span><text:span text:style-name="T2">/var/messag, /bin/shell, etc</text:span></text:p>
                  </text:list-item>
                </text:list>
                <text:p><text:span text:style-name="T2"/></text:p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Kernel Featu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Filesystem:</text:span></text:p>
              </text:list-item>
            </text:list>
            <text:list text:style-name="L4">
              <text:list-item>
                <text:p><text:span text:style-name="T2"><text:s/></text:span><text:span text:style-name="T2">Proper tree directory structure.</text:span></text:p>
                <text:list>
                  <text:list-item>
                    <text:p><text:span text:style-name="T2"><text:s/></text:span><text:span text:style-name="T2">/var/messag, /bin/shell, etc</text:span></text:p>
                  </text:list-item>
                </text:list>
              </text:list-item>
              <text:list-item>
                <text:p><text:span text:style-name="T2"><text:s/></text:span><text:span text:style-name="T2">Stream-style file access api</text:span></text:p>
                <text:list>
                  <text:list-item>
                    <text:p><text:span text:style-name="T2"><text:s/></text:span><text:span text:style-name="T2">fopen(), fread(), fwrite, fclose(), etc</text:span><text:span text:style-name="T1"> </text:span></text:p>
                  </text:list-item>
                </text:list>
                <text:p><text:span text:style-name="T2"/></text:p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Kernel Featu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Filesystem:</text:span></text:p>
              </text:list-item>
            </text:list>
            <text:list text:style-name="L4">
              <text:list-item>
                <text:p><text:span text:style-name="T2"><text:s/></text:span><text:span text:style-name="T2">Proper tree directory structure.</text:span></text:p>
                <text:list>
                  <text:list-item>
                    <text:p><text:span text:style-name="T2"><text:s/></text:span><text:span text:style-name="T2">/var/messag, /bin/shell, etc</text:span></text:p>
                  </text:list-item>
                </text:list>
              </text:list-item>
              <text:list-item>
                <text:p><text:span text:style-name="T2"><text:s/></text:span><text:span text:style-name="T2">Stream-style file access api</text:span></text:p>
                <text:list>
                  <text:list-item>
                    <text:p><text:span text:style-name="T2"><text:s/></text:span><text:span text:style-name="T2">fopen(), fread(), fwrite, fclose(), etc</text:span><text:span text:style-name="T1"> </text:span></text:p>
                  </text:list-item>
                </text:list>
              </text:list-item>
              <text:list-item>
                <text:p><text:span text:style-name="T2"><text:s/></text:span><text:span text:style-name="T2">Multi-disk mount support</text:span></text:p>
                <text:list>
                  <text:list-item>
                    <text:p><text:span text:style-name="T2"><text:s/></text:span><text:span text:style-name="T2">For example: can mount disk 2 to /mnt/dsk2</text:span></text:p>
                  </text:list-item>
                </text:list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Kernel Featu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Filesystem:</text:span></text:p>
              </text:list-item>
            </text:list>
            <text:list text:style-name="L4">
              <text:list-item>
                <text:p><text:span text:style-name="T2"><text:s/></text:span><text:span text:style-name="T2">Proper tree directory structure.</text:span></text:p>
                <text:list>
                  <text:list-item>
                    <text:p><text:span text:style-name="T2"><text:s/></text:span><text:span text:style-name="T2">/var/messag, /bin/shell, etc</text:span></text:p>
                  </text:list-item>
                </text:list>
              </text:list-item>
              <text:list-item>
                <text:p><text:span text:style-name="T2"><text:s/></text:span><text:span text:style-name="T2">Stream-style file access api</text:span></text:p>
                <text:list>
                  <text:list-item>
                    <text:p><text:span text:style-name="T2"><text:s/></text:span><text:span text:style-name="T2">fopen(), fread(), fwrite, fclose(), etc</text:span><text:span text:style-name="T1"> </text:span></text:p>
                  </text:list-item>
                </text:list>
              </text:list-item>
              <text:list-item>
                <text:p><text:span text:style-name="T2"><text:s/></text:span><text:span text:style-name="T2">Multi-disk mount support</text:span></text:p>
                <text:list>
                  <text:list-item>
                    <text:p><text:span text:style-name="T2"><text:s/></text:span><text:span text:style-name="T2">For example: can mount disk 2 to /mnt/dsk2</text:span></text:p>
                  </text:list-item>
                </text:list>
              </text:list-item>
              <text:list-item>
                <text:p><text:span text:style-name="T2"><text:s/></text:span><text:span text:style-name="T2">Preliminary ext2 FS support.</text:span></text:p>
                <text:list>
                  <text:list-item>
                    <text:p><text:span text:style-name="T2"><text:s/></text:span><text:span text:style-name="T2">Can mount and read files from an ext2 filesystem alongside the root csse filesystem.</text:span></text:p>
                  </text:list-item>
                </text:list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Kernel Featu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Other features:</text:span></text:p>
              </text:list-item>
            </text:list>
            <text:list text:style-name="L4">
              <text:list-item>
                <text:p><text:span text:style-name="T2"><text:s/></text:span><text:span text:style-name="T2">Basic round-robin queue scheduling.</text:span></text:p>
              </text:list-item>
              <text:list-item>
                <text:p><text:span text:style-name="T2"><text:s/></text:span><text:span text:style-name="T2">String and math libraries</text:span></text:p>
              </text:list-item>
              <text:list-item>
                <text:p><text:span text:style-name="T2"><text:s/></text:span><text:span text:style-name="T2">Process argument passing </text:span></text:p>
                <text:p><text:span text:style-name="T2"/></text:p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Userspace Features</text:p>
          </draw:text-box>
        </draw:frame>
        <draw:frame presentation:style-name="pr5" draw:layer="layout" svg:width="25.5cm" svg:height="13cm" svg:x="1cm" svg:y="5.236cm" presentation:class="outline" presentation:user-transformed="true">
          <draw:text-box>
            <text:list text:style-name="L3">
              <text:list-item>
                <text:p>/bin/shell</text:p>
                <text:list>
                  <text:list-item>
                    <text:p>Supports the following builtin commands:</text:p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6.943cm" svg:height="10.01cm" svg:x="0.529cm" svg:y="7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type &lt;filename&gt;</text:p>
                            <text:list>
                              <text:list-item>
                                <text:p>e.g. “type /var/messag”</text:p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list text:style-name="L5">
                  <text:list-item>
                    <text:list>
                      <text:list-item>
                        <text:list>
                          <text:list-item>
                            <text:p>kill &lt;pid&gt; </text:p>
                            <text:list>
                              <text:list-item>
                                <text:p>e.g “kill 1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2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dir &lt;dirname&gt; </text:p>
                            <text:list>
                              <text:list-item>
                                <text:p>e.g “dir /bin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mkdir &lt;dirname&gt; </text:p>
                            <text:list>
                              <text:list-item>
                                <text:p>e.g “mkdir /test/dirs/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1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create &lt;filename&gt; </text:p>
                            <text:list>
                              <text:list-item>
                                <text:p>e.g “create /var/letter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execforeground &lt;filename&gt; </text:p>
                            <text:list>
                              <text:list-item>
                                <text:p>e.g “execforeground /bin/shell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2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copy &lt;dirname&gt; </text:p>
                            <text:list>
                              <text:list-item>
                                <text:p>e.g “copy /bin/shell /bin/shelly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delete &lt;filename&gt; </text:p>
                            <text:list>
                              <text:list-item>
                                <text:p>e.g “delete /var/messag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1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execute &lt;filename&gt; </text:p>
                            <text:list>
                              <text:list-item>
                                <text:p>e.g “execute /var/letter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0xG00 Userspace Features</text:p>
          </draw:text-box>
        </draw:frame>
        <draw:frame presentation:style-name="pr5" draw:layer="layout" svg:width="25.5cm" svg:height="13cm" svg:x="1cm" svg:y="5.236cm" presentation:class="outline" presentation:user-transformed="true">
          <draw:text-box>
            <text:list text:style-name="L3">
              <text:list-item>
                <text:p>/bin/mrepl</text:p>
                <text:list>
                  <text:list-item>
                    <text:p>Supports the following builtin commands:</text:p>
                    <text:list>
                      <text:list-item>
                        <text:p/>
                      </text:list-item>
                      <text:list-item>
                        <text:p/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6.943cm" svg:height="10.01cm" svg:x="0.529cm" svg:y="7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cat &lt;filename&gt;</text:p>
                            <text:list>
                              <text:list-item>
                                <text:p>e.g. “type /var/messag”</text:p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list text:style-name="L5">
                  <text:list-item>
                    <text:list>
                      <text:list-item>
                        <text:list>
                          <text:list-item>
                            <text:p>kill &lt;pid&gt; </text:p>
                            <text:list>
                              <text:list-item>
                                <text:p>e.g “kill 1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2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ls &lt;dirname&gt; </text:p>
                            <text:list>
                              <text:list-item>
                                <text:p>e.g “dir /bin/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mkdir &lt;dirname&gt; </text:p>
                            <text:list>
                              <text:list-item>
                                <text:p>e.g “mkdir /test/dirs/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1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create &lt;file&gt; </text:p>
                            <text:list>
                              <text:list-item>
                                <text:p>e.g “create /var/letter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<text:s/>&lt;file&gt; &amp;</text:p>
                            <text:list>
                              <text:list-item>
                                <text:p>e.g “shell&amp;” &lt; runs in backgroun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2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copy &lt;file&gt; </text:p>
                            <text:list>
                              <text:list-item>
                                <text:p>e.g “copy /bin/shell /bin/shelly”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<text:s/>gitpid</text:p>
                            <text:list>
                              <text:list-item>
                                <text:p>Gets the pid of the proces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gray1">
              <table:table-cell>
                <text:list text:continue-numbering="true" text:style-name="L5">
                  <text:list-item>
                    <text:list>
                      <text:list-item>
                        <text:list>
                          <text:list-item>
                            <text:p>&lt;filename&gt; </text:p>
                            <text:list>
                              <text:list-item>
                                <text:p>e.g “shell” &lt; runs in forgroun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5:18:18.970300421</meta:creation-date>
    <meta:editing-duration>PT3H7M18S</meta:editing-duration>
    <meta:editing-cycles>5</meta:editing-cycles>
    <meta:generator>LibreOffice/5.3.0.3$Linux_X86_64 LibreOffice_project/30m0$Build-3</meta:generator>
    <dc:date>2017-05-10T10:52:04.270372141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